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ee92" officeooo:paragraph-rsid="0004ee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diana@sturgeon:38]&gt; lscpu</text:p>
      <text:p text:style-name="P1">Architecture: <text:s text:c="18"/>x86_64</text:p>
      <text:p text:style-name="P1">CPU op-mode(s): <text:s text:c="11"/>32-bit, 64-bit</text:p>
      <text:p text:style-name="P1">Byte Order: <text:s text:c="20"/>Little Endian</text:p>
      <text:p text:style-name="P1">CPU(s): <text:s text:c="26"/>8</text:p>
      <text:p text:style-name="P1">On-line CPU(s) list: <text:s text:c="7"/>0-7</text:p>
      <text:p text:style-name="P1">Thread(s) per core: <text:s text:c="9"/>2</text:p>
      <text:p text:style-name="P1">Core(s) per socket: <text:s text:c="9"/>4</text:p>
      <text:p text:style-name="P1">Socket(s): <text:s text:c="24"/>1</text:p>
      <text:p text:style-name="P1">NUMA node(s): <text:s text:c="14"/>1</text:p>
      <text:p text:style-name="P1">Vendor ID: <text:s text:c="22"/>GenuineIntel</text:p>
      <text:p text:style-name="P1">CPU family: <text:s text:c="20"/>6</text:p>
      <text:p text:style-name="P1">Model: <text:s text:c="29"/>60</text:p>
      <text:p text:style-name="P1">Model name: <text:s text:c="20"/>Intel(R) Core(TM) i7-4790 CPU @ 3.60GHz</text:p>
      <text:p text:style-name="P1">Stepping: <text:s text:c="26"/>3</text:p>
      <text:p text:style-name="P1">CPU MHz: <text:s text:c="23"/>800.000</text:p>
      <text:p text:style-name="P1">BogoMIPS: <text:s text:c="22"/>7183.46</text:p>
      <text:p text:style-name="P1">Virtualization: <text:s text:c="18"/>VT-x</text:p>
      <text:p text:style-name="P1">L1d cache: <text:s text:c="24"/>32K</text:p>
      <text:p text:style-name="P1">L1i cache: <text:s text:c="25"/>32K</text:p>
      <text:p text:style-name="P1">L2 cache: <text:s text:c="26"/>256K</text:p>
      <text:p text:style-name="P1">L3 cache: <text:s text:c="26"/>8192K</text:p>
      <text:p text:style-name="P1">NUMA node0 CPU(s): <text:s text:c="5"/>0-7</text:p>
      <text:p text:style-name="P1">[diana@sturgeon:39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Monreal-Mendoza</meta:initial-creator>
    <meta:creation-date>2018-10-15T10:35:00.735525960</meta:creation-date>
    <dc:date>2018-10-15T10:41:20.735917079</dc:date>
    <dc:creator>Diana Monreal-Mendoza</dc:creator>
    <meta:editing-duration>PT5M34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1" meta:paragraph-count="24" meta:word-count="73" meta:character-count="887" meta:non-whitespace-character-count="413"/>
  </office:meta>
</office:document-meta>
</file>